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normal" officeooo:rsid="01077b40" officeooo:paragraph-rsid="01077b40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normal" officeooo:rsid="010a512e" officeooo:paragraph-rsid="010a512e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normal" officeooo:rsid="01125053" officeooo:paragraph-rsid="01125053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113a679" officeooo:paragraph-rsid="0113a679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officeooo:rsid="011da2a6" officeooo:paragraph-rsid="011da2a6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normal" officeooo:rsid="012383e8" officeooo:paragraph-rsid="012383e8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1258159" officeooo:paragraph-rsid="01258159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126b5fd" officeooo:paragraph-rsid="0126b5fd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1294c05" officeooo:paragraph-rsid="01294c05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15cdab0" officeooo:paragraph-rsid="015cdab0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160694b" officeooo:paragraph-rsid="0160694b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160a869" officeooo:paragraph-rsid="0160a869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officeooo:rsid="01640bfb" officeooo:paragraph-rsid="01640bfb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1662e40" officeooo:paragraph-rsid="01662e40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166e509" officeooo:paragraph-rsid="0166e509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16a054b" officeooo:paragraph-rsid="016a054b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16a28ce" officeooo:paragraph-rsid="016a28ce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16cbb0e" officeooo:paragraph-rsid="016cbb0e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16d34f0" officeooo:paragraph-rsid="016d34f0" style:font-weight-asian="normal" style:font-weight-complex="normal"/>
    </style:style>
    <style:style style:name="P20" style:family="paragraph" style:parent-style-name="Text_20_body">
      <style:text-properties fo:font-weight="bold" officeooo:rsid="00f0ae18" officeooo:paragraph-rsid="00f0ae18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f96da4" officeooo:paragraph-rsid="00f96da4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faf512" officeooo:paragraph-rsid="00faf512" style:font-weight-asian="normal" style:font-weight-complex="normal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fcd84d" officeooo:paragraph-rsid="00fcd84d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05249c" officeooo:paragraph-rsid="0105249c" style:font-weight-asian="normal" style:font-weight-complex="normal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3e396f" officeooo:paragraph-rsid="013e396f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40b144" officeooo:paragraph-rsid="0140b144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476e6b" officeooo:paragraph-rsid="01476e6b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47c192" officeooo:paragraph-rsid="0147c192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4a20d9" officeooo:paragraph-rsid="014a20d9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71146e" officeooo:paragraph-rsid="0171146e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72a6ac" officeooo:paragraph-rsid="0172a6ac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730af8" officeooo:paragraph-rsid="01730af8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74de4f" officeooo:paragraph-rsid="0174de4f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774560" officeooo:paragraph-rsid="01774560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78e554" officeooo:paragraph-rsid="0178e554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1e24c6"/>
    </style:style>
    <style:style style:name="P37" style:family="paragraph" style:parent-style-name="Text_20_body">
      <style:paragraph-properties fo:margin-top="0cm" fo:margin-bottom="0cm" style:contextual-spacing="false"/>
      <style:text-properties officeooo:rsid="014c74c2" officeooo:paragraph-rsid="014c74c2"/>
    </style:style>
    <style:style style:name="P38" style:family="paragraph" style:parent-style-name="Standard">
      <style:text-properties officeooo:paragraph-rsid="01525895"/>
    </style:style>
    <style:style style:name="P39" style:family="paragraph" style:parent-style-name="Standard">
      <style:text-properties officeooo:paragraph-rsid="017ef426"/>
    </style:style>
    <style:style style:name="P40" style:family="paragraph" style:parent-style-name="Standard">
      <style:text-properties fo:font-weight="bold" officeooo:rsid="017ef426" officeooo:paragraph-rsid="017ef426" style:font-weight-asian="bold" style:font-weight-complex="bold"/>
    </style:style>
    <style:style style:name="P41" style:family="paragraph" style:parent-style-name="Standard">
      <style:text-properties fo:font-weight="bold" officeooo:paragraph-rsid="017ef426" style:font-weight-asian="bold" style:font-weight-complex="bold"/>
    </style:style>
    <style:style style:name="P42" style:family="paragraph" style:parent-style-name="Standard">
      <style:text-properties fo:font-weight="bold" officeooo:paragraph-rsid="019a08ca" style:font-weight-asian="bold" style:font-weight-complex="bold"/>
    </style:style>
    <style:style style:name="P43" style:family="paragraph" style:parent-style-name="Standard">
      <style:text-properties officeooo:paragraph-rsid="019a08ca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1846e23" officeooo:paragraph-rsid="01846e23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1898b1a" officeooo:paragraph-rsid="01898b1a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18a2da2" officeooo:paragraph-rsid="018a2da2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rsid="018cd9fa" officeooo:paragraph-rsid="018cd9fa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18dca43" officeooo:paragraph-rsid="018dca43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18e345c" officeooo:paragraph-rsid="018e345c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18fdd38" officeooo:paragraph-rsid="018fdd38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190e386" officeooo:paragraph-rsid="0190e386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192f9a0" officeooo:paragraph-rsid="0192f9a0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normal" officeooo:rsid="0193b27f" officeooo:paragraph-rsid="0193b27f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19e03ff" officeooo:paragraph-rsid="019e03ff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1a25527" officeooo:paragraph-rsid="01a25527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1a54f3c" officeooo:paragraph-rsid="01a54f3c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1a9ddca" officeooo:paragraph-rsid="01a9ddca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1ab1c9d" officeooo:paragraph-rsid="01ab1c9d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1af3c8b" officeooo:paragraph-rsid="01af3c8b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1b19ba1" officeooo:paragraph-rsid="01b19ba1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1b2c14a" officeooo:paragraph-rsid="01b2c14a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normal" officeooo:rsid="01b2cddf" officeooo:paragraph-rsid="01b2cddf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1b4b271" officeooo:paragraph-rsid="01b4b271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1b58720" officeooo:paragraph-rsid="01b58720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weight="normal" officeooo:rsid="01b69f52" officeooo:paragraph-rsid="01b69f52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weight="normal" officeooo:rsid="01c09593" officeooo:paragraph-rsid="01c09593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weight="normal" officeooo:rsid="01c5ec70" officeooo:paragraph-rsid="01c5ec70" style:font-weight-asian="normal" style:font-weight-complex="normal"/>
    </style:style>
    <style:style style:name="P68" style:family="paragraph" style:parent-style-name="Text_20_body">
      <style:paragraph-properties fo:margin-top="0cm" fo:margin-bottom="0cm" style:contextual-spacing="false"/>
      <style:text-properties fo:font-weight="bold" officeooo:rsid="014c74c2" officeooo:paragraph-rsid="014c74c2" style:font-weight-asian="bold" style:font-weight-complex="bold"/>
    </style:style>
    <style:style style:name="P6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846e23" officeooo:paragraph-rsid="01846e23" style:font-weight-asian="normal" style:font-weight-complex="normal"/>
    </style:style>
    <style:style style:name="P70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891f4c" officeooo:paragraph-rsid="01891f4c" style:font-weight-asian="normal" style:font-weight-complex="normal"/>
    </style:style>
    <style:style style:name="P7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8a2da2" officeooo:paragraph-rsid="018a2da2" style:font-weight-asian="normal" style:font-weight-complex="normal"/>
    </style:style>
    <style:style style:name="P7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8cd9fa" officeooo:paragraph-rsid="018cd9fa" style:font-weight-asian="normal" style:font-weight-complex="normal"/>
    </style:style>
    <style:style style:name="P7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8dca43" officeooo:paragraph-rsid="018dca43" style:font-weight-asian="normal" style:font-weight-complex="normal"/>
    </style:style>
    <style:style style:name="P74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8e345c" officeooo:paragraph-rsid="018e345c" style:font-weight-asian="normal" style:font-weight-complex="normal"/>
    </style:style>
    <style:style style:name="P75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8fdd38" officeooo:paragraph-rsid="018fdd38" style:font-weight-asian="normal" style:font-weight-complex="normal"/>
    </style:style>
    <style:style style:name="P76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90e386" officeooo:paragraph-rsid="0190e386" style:font-weight-asian="normal" style:font-weight-complex="normal"/>
    </style:style>
    <style:style style:name="P77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923b6c" officeooo:paragraph-rsid="01923b6c" style:font-weight-asian="normal" style:font-weight-complex="normal"/>
    </style:style>
    <style:style style:name="P78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93b27f" officeooo:paragraph-rsid="0193b27f" style:font-weight-asian="normal" style:font-weight-complex="normal"/>
    </style:style>
    <style:style style:name="P7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9dd068" officeooo:paragraph-rsid="019dd068" style:font-weight-asian="normal" style:font-weight-complex="normal"/>
    </style:style>
    <style:style style:name="P80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a25527" officeooo:paragraph-rsid="01a25527" style:font-weight-asian="normal" style:font-weight-complex="normal"/>
    </style:style>
    <style:style style:name="P8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a54f3c" officeooo:paragraph-rsid="01a54f3c" style:font-weight-asian="normal" style:font-weight-complex="normal"/>
    </style:style>
    <style:style style:name="P8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a9ddca" officeooo:paragraph-rsid="01a9ddca" style:font-weight-asian="normal" style:font-weight-complex="normal"/>
    </style:style>
    <style:style style:name="P8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ab1c9d" officeooo:paragraph-rsid="01ab1c9d" style:font-weight-asian="normal" style:font-weight-complex="normal"/>
    </style:style>
    <style:style style:name="P84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ad5f60" officeooo:paragraph-rsid="01ad5f60" style:font-weight-asian="normal" style:font-weight-complex="normal"/>
    </style:style>
    <style:style style:name="P85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aff4ac" officeooo:paragraph-rsid="01aff4ac" style:font-weight-asian="normal" style:font-weight-complex="normal"/>
    </style:style>
    <style:style style:name="P86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b2c14a" officeooo:paragraph-rsid="01b2c14a" style:font-weight-asian="normal" style:font-weight-complex="normal"/>
    </style:style>
    <style:style style:name="P87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b2cddf" officeooo:paragraph-rsid="01b2cddf" style:font-weight-asian="normal" style:font-weight-complex="normal"/>
    </style:style>
    <style:style style:name="P88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b3a518" officeooo:paragraph-rsid="01b3a518" style:font-weight-asian="normal" style:font-weight-complex="normal"/>
    </style:style>
    <style:style style:name="P8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b58720" officeooo:paragraph-rsid="01b58720" style:font-weight-asian="normal" style:font-weight-complex="normal"/>
    </style:style>
    <style:style style:name="P90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b69f52" officeooo:paragraph-rsid="01b69f52" style:font-weight-asian="normal" style:font-weight-complex="normal"/>
    </style:style>
    <style:style style:name="P9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c09593" officeooo:paragraph-rsid="01c09593" style:font-weight-asian="normal" style:font-weight-complex="normal"/>
    </style:style>
    <style:style style:name="P9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c5ec70" officeooo:paragraph-rsid="01c5ec70" style:font-weight-asian="normal" style:font-weight-complex="normal"/>
    </style:style>
    <style:style style:name="P9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cb259a" officeooo:paragraph-rsid="01cb259a" style:font-weight-asian="normal" style:font-weight-complex="normal"/>
    </style:style>
    <style:style style:name="T1" style:family="text">
      <style:text-properties officeooo:rsid="0108398f"/>
    </style:style>
    <style:style style:name="T2" style:family="text">
      <style:text-properties officeooo:rsid="010c2c6f"/>
    </style:style>
    <style:style style:name="T3" style:family="text">
      <style:text-properties officeooo:rsid="010d9252"/>
    </style:style>
    <style:style style:name="T4" style:family="text">
      <style:text-properties officeooo:rsid="0111321c"/>
    </style:style>
    <style:style style:name="T5" style:family="text">
      <style:text-properties officeooo:rsid="01271164"/>
    </style:style>
    <style:style style:name="T6" style:family="text">
      <style:text-properties officeooo:rsid="0131d532"/>
    </style:style>
    <style:style style:name="T7" style:family="text">
      <style:text-properties officeooo:rsid="0145324d"/>
    </style:style>
    <style:style style:name="T8" style:family="text">
      <style:text-properties officeooo:rsid="0149d61c"/>
    </style:style>
    <style:style style:name="T9" style:family="text">
      <style:text-properties officeooo:rsid="014a793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50cde9" style:font-weight-asian="bold" style:font-weight-complex="bold"/>
    </style:style>
    <style:style style:name="T12" style:family="text">
      <style:text-properties officeooo:rsid="0176c5bf"/>
    </style:style>
    <style:style style:name="T13" style:family="text">
      <style:text-properties officeooo:rsid="01898b1a"/>
    </style:style>
    <style:style style:name="T14" style:family="text">
      <style:text-properties officeooo:rsid="018d531a"/>
    </style:style>
    <style:style style:name="T15" style:family="text">
      <style:text-properties officeooo:rsid="018f0dab"/>
    </style:style>
    <style:style style:name="T16" style:family="text">
      <style:text-properties officeooo:rsid="0192f9a0"/>
    </style:style>
    <style:style style:name="T17" style:family="text">
      <style:text-properties officeooo:rsid="01962967"/>
    </style:style>
    <style:style style:name="T18" style:family="text">
      <style:text-properties officeooo:rsid="019e03ff"/>
    </style:style>
    <style:style style:name="T19" style:family="text">
      <style:text-properties officeooo:rsid="019ffdbd"/>
    </style:style>
    <style:style style:name="T20" style:family="text">
      <style:text-properties officeooo:rsid="01ab1c9d"/>
    </style:style>
    <style:style style:name="T21" style:family="text">
      <style:text-properties officeooo:rsid="01af3c8b"/>
    </style:style>
    <style:style style:name="T22" style:family="text">
      <style:text-properties officeooo:rsid="01b19ba1"/>
    </style:style>
    <style:style style:name="T23" style:family="text">
      <style:text-properties officeooo:rsid="01b4b271"/>
    </style:style>
    <style:style style:name="T24" style:family="text">
      <style:text-properties officeooo:rsid="01b95ad2"/>
    </style:style>
    <style:style style:name="T25" style:family="text">
      <style:text-properties officeooo:rsid="01b9bf5a"/>
    </style:style>
    <style:style style:name="T26" style:family="text">
      <style:text-properties officeooo:rsid="01c77bfb"/>
    </style:style>
    <style:style style:name="T27" style:family="text">
      <style:text-properties officeooo:rsid="01c93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3. https://agendaweb.org/exercises/verbs/infinitive-gerund/exercise-1</text:p>
      <table:table table:name="Table1" table:style-name="Table1">
        <table:table-column table:style-name="Table1.A"/>
        <table:table-column table:style-name="Table1.B"/>
        <table:table-row table:style-name="TableLine93849605541808">
          <table:table-cell table:style-name="Table1.A1" office:value-type="string">
            <text:p text:style-name="P21">We like eating out</text:p>
          </table:table-cell>
          <table:table-cell table:style-name="Table1.B1" office:value-type="string">
            <text:p text:style-name="P1">Нам нравится <text:span text:style-name="T1">поесть где-то</text:span></text:p>
          </table:table-cell>
        </table:table-row>
        <table:table-row table:style-name="TableLine93849606060944">
          <table:table-cell table:style-name="Table1.A2" office:value-type="string">
            <text:p text:style-name="P22">He’s not allowed <text:span text:style-name="T3">to do</text:span> this</text:p>
          </table:table-cell>
          <table:table-cell table:style-name="Table1.B2" office:value-type="string">
            <text:p text:style-name="P2">Он не <text:span text:style-name="T2">непозволял делать это</text:span></text:p>
          </table:table-cell>
        </table:table-row>
        <table:table-row table:style-name="TableLine93849606160864">
          <table:table-cell table:style-name="Table1.A2" office:value-type="string">
            <text:p text:style-name="P23">Does it need <text:span text:style-name="T4">to hav</text:span><text:span text:style-name="T6">e</text:span><text:span text:style-name="T4"> </text:span>a bath</text:p>
          </table:table-cell>
          <table:table-cell table:style-name="Table1.B2" office:value-type="string">
            <text:p text:style-name="P3">Нужно ли принимать ванну?</text:p>
          </table:table-cell>
        </table:table-row>
        <table:table-row table:style-name="TableLine93849606161520">
          <table:table-cell table:style-name="Table1.A2" office:value-type="string">
            <text:p text:style-name="P24">They go to ski in winter</text:p>
          </table:table-cell>
          <table:table-cell table:style-name="Table1.B2" office:value-type="string">
            <text:p text:style-name="P4">Они зимой катаются на коньках</text:p>
          </table:table-cell>
        </table:table-row>
        <table:table-row table:style-name="TableLine93849606169232">
          <table:table-cell table:style-name="Table1.A2" office:value-type="string">
            <text:p text:style-name="P25">You can’t smoking here</text:p>
          </table:table-cell>
          <table:table-cell table:style-name="Table1.B2" office:value-type="string">
            <text:p text:style-name="P5">Ты не можешь курить здесь</text:p>
          </table:table-cell>
        </table:table-row>
        <table:table-row table:style-name="TableLine93849606169888">
          <table:table-cell table:style-name="Table1.A2" office:value-type="string">
            <text:p text:style-name="P26">I told them being <text:span text:style-name="T7">quiet</text:span></text:p>
          </table:table-cell>
          <table:table-cell table:style-name="Table1.B2" office:value-type="string">
            <text:p text:style-name="P6">Я сказал им быть тише</text:p>
          </table:table-cell>
        </table:table-row>
        <table:table-row table:style-name="TableLine93849606170576">
          <table:table-cell table:style-name="Table1.A2" office:value-type="string">
            <text:p text:style-name="P27">They keep talking for one hour</text:p>
          </table:table-cell>
          <table:table-cell table:style-name="Table1.B2" office:value-type="string">
            <text:p text:style-name="P7">Они говорят целый час</text:p>
          </table:table-cell>
        </table:table-row>
        <table:table-row table:style-name="TableLine93849606171392">
          <table:table-cell table:style-name="Table1.A2" office:value-type="string">
            <text:p text:style-name="P28">I don’t enjoy to skate</text:p>
          </table:table-cell>
          <table:table-cell table:style-name="Table1.B2" office:value-type="string">
            <text:p text:style-name="P8">Я не веселюсь катаясь на <text:span text:style-name="T5">роликах</text:span></text:p>
          </table:table-cell>
        </table:table-row>
        <table:table-row table:style-name="TableLine93849606172208">
          <table:table-cell table:style-name="Table1.A2" office:value-type="string">
            <text:p text:style-name="P28">She is good at <text:span text:style-name="T8">to play chess</text:span></text:p>
          </table:table-cell>
          <table:table-cell table:style-name="Table1.B2" office:value-type="string">
            <text:p text:style-name="P9">Она хорошо играет в шахматы</text:p>
          </table:table-cell>
        </table:table-row>
        <table:table-row table:style-name="TableLine93849606173216">
          <table:table-cell table:style-name="Table1.A2" office:value-type="string">
            <text:p text:style-name="P29">Do you wish <text:span text:style-name="T9">to stop now?</text:span></text:p>
          </table:table-cell>
          <table:table-cell table:style-name="Table1.B2" office:value-type="string">
            <text:p text:style-name="P9">Ты хочешь остановиться сейчас?</text:p>
          </table:table-cell>
        </table:table-row>
      </table:table>
      <text:p text:style-name="P36"/>
      <text:p text:style-name="P36"/>
      <text:p text:style-name="P37"><text:span text:style-name="T11">4. </text:span><text:a xlink:type="simple" xlink:href="https://agendaweb.org/exercises/verbs/infinitive-gerund/exercise-2" text:style-name="Internet_20_link" text:visited-style-name="Visited_20_Internet_20_Link"><text:span text:style-name="T10">https://agendaweb.org/exercises/verbs/infinitive-gerund/exercise-2</text:span></text:a></text:p>
      <text:p text:style-name="P68"/>
      <table:table table:name="Table2" table:style-name="Table2">
        <table:table-column table:style-name="Table2.A"/>
        <table:table-column table:style-name="Table2.B"/>
        <table:table-row table:style-name="TableLine93849606036624">
          <table:table-cell table:style-name="Table2.A1" office:value-type="string">
            <text:p text:style-name="P30">He insisted on to take the bus</text:p>
          </table:table-cell>
          <table:table-cell table:style-name="Table2.B1" office:value-type="string">
            <text:p text:style-name="P10">Он настоял на том, чтобы сесть в автобус</text:p>
          </table:table-cell>
        </table:table-row>
        <table:table-row table:style-name="TableLine93849606215792">
          <table:table-cell table:style-name="Table2.A2" office:value-type="string">
            <text:p text:style-name="P30">He helped to lay the table</text:p>
          </table:table-cell>
          <table:table-cell table:style-name="Table2.B2" office:value-type="string">
            <text:p text:style-name="P12">Он помог мне накрыть стол</text:p>
          </table:table-cell>
        </table:table-row>
        <table:table-row table:style-name="TableLine93849606217360">
          <table:table-cell table:style-name="Table2.A2" office:value-type="string">
            <text:p text:style-name="P31">You should eat more vegetables</text:p>
          </table:table-cell>
          <table:table-cell table:style-name="Table2.B2" office:value-type="string">
            <text:p text:style-name="P11">Ты должен есть больше овощей</text:p>
          </table:table-cell>
        </table:table-row>
        <table:table-row table:style-name="TableLine93849606218016">
          <table:table-cell table:style-name="Table2.A2" office:value-type="string">
            <text:p text:style-name="P31">Play tennis is my favorite hobby</text:p>
          </table:table-cell>
          <table:table-cell table:style-name="Table2.B2" office:value-type="string">
            <text:p text:style-name="P13">Играть в теннис моё любимое хобби</text:p>
          </table:table-cell>
        </table:table-row>
        <table:table-row table:style-name="TableLine93849606218672">
          <table:table-cell table:style-name="Table2.A2" office:value-type="string">
            <text:p text:style-name="P31">I am sorry to heart that</text:p>
          </table:table-cell>
          <table:table-cell table:style-name="Table2.B2" office:value-type="string">
            <text:p text:style-name="P14">Мне жаль слышать это</text:p>
          </table:table-cell>
        </table:table-row>
        <table:table-row table:style-name="TableLine93849606219488">
          <table:table-cell table:style-name="Table2.A2" office:value-type="string">
            <text:p text:style-name="P31">The dragon is afraid of flying</text:p>
          </table:table-cell>
          <table:table-cell table:style-name="Table2.B2" office:value-type="string">
            <text:p text:style-name="P15">Дракон боится летать</text:p>
          </table:table-cell>
        </table:table-row>
        <table:table-row table:style-name="TableLine93849606220256">
          <table:table-cell table:style-name="Table2.A2" office:value-type="string">
            <text:p text:style-name="P32">It’s difficult to solve the problem</text:p>
          </table:table-cell>
          <table:table-cell table:style-name="Table2.B2" office:value-type="string">
            <text:p text:style-name="P16">Это сложно решать проблемы</text:p>
          </table:table-cell>
        </table:table-row>
        <table:table-row table:style-name="TableLine93849606221072">
          <table:table-cell table:style-name="Table2.A2" office:value-type="string">
            <text:p text:style-name="P33">I sometimes go <text:span text:style-name="T12">to hike so Sundays</text:span></text:p>
          </table:table-cell>
          <table:table-cell table:style-name="Table2.B2" office:value-type="string">
            <text:p text:style-name="P17">Я иногда хожу путешествовать пешком по воскресеньям</text:p>
          </table:table-cell>
        </table:table-row>
        <table:table-row table:style-name="TableLine93849606221888">
          <table:table-cell table:style-name="Table2.A2" office:value-type="string">
            <text:p text:style-name="P34">Could you to open the door?</text:p>
          </table:table-cell>
          <table:table-cell table:style-name="Table2.B2" office:value-type="string">
            <text:p text:style-name="P18">Не мог бы ты открыть дверь?</text:p>
          </table:table-cell>
        </table:table-row>
        <table:table-row table:style-name="TableLine93849606222896">
          <table:table-cell table:style-name="Table2.A2" office:value-type="string">
            <text:p text:style-name="P35">They agree to play with us</text:p>
          </table:table-cell>
          <table:table-cell table:style-name="Table2.B2" office:value-type="string">
            <text:p text:style-name="P19">Их игра согласована с нами</text:p>
          </table:table-cell>
        </table:table-row>
      </table:table>
      <text:p text:style-name="P38"/>
      <text:p text:style-name="P38"/>
      <text:p text:style-name="P40">5. https://agendaweb.org/exercises/verbs/infinitive-gerund/exercise-3</text:p>
      <text:p text:style-name="P39"/>
      <table:table table:name="Table3" table:style-name="Table3">
        <table:table-column table:style-name="Table3.A"/>
        <table:table-column table:style-name="Table3.B"/>
        <table:table-row table:style-name="TableLine93849665500560">
          <table:table-cell table:style-name="Table3.A1" office:value-type="string">
            <text:p text:style-name="P69">I saw in the park</text:p>
          </table:table-cell>
          <table:table-cell table:style-name="Table3.B1" office:value-type="string">
            <text:p text:style-name="P44">Я увидел её бегущей в парке</text:p>
          </table:table-cell>
        </table:table-row>
        <table:table-row table:style-name="TableLine93849668009312">
          <table:table-cell table:style-name="Table3.A2" office:value-type="string">
            <text:p text:style-name="P70">You are allowed <text:span text:style-name="T13">to leave now</text:span></text:p>
          </table:table-cell>
          <table:table-cell table:style-name="Table3.B2" office:value-type="string">
            <text:p text:style-name="P45">Тебе разрешено уйти сейчас </text:p>
          </table:table-cell>
        </table:table-row>
        <table:table-row table:style-name="TableLine93849668002560">
          <table:table-cell table:style-name="Table3.A2" office:value-type="string">
            <text:p text:style-name="P71">The burglar tried to escape</text:p>
          </table:table-cell>
          <table:table-cell table:style-name="Table3.B2" office:value-type="string">
            <text:p text:style-name="P46">Грабитель пытался сбежать</text:p>
          </table:table-cell>
        </table:table-row>
        <table:table-row table:style-name="TableLine93849665476880">
          <table:table-cell table:style-name="Table3.A2" office:value-type="string">
            <text:p text:style-name="P72">Are you enjoying your holidays?</text:p>
          </table:table-cell>
          <table:table-cell table:style-name="Table3.B2" office:value-type="string">
            <text:p text:style-name="P47">Ты наслаждаешься <text:span text:style-name="T14">каникулами?</text:span></text:p>
          </table:table-cell>
        </table:table-row>
        <text:soft-page-break/>
        <table:table-row table:style-name="TableLine93849669888832">
          <table:table-cell table:style-name="Table3.A2" office:value-type="string">
            <text:p text:style-name="P73">I can’t imagine living without you</text:p>
          </table:table-cell>
          <table:table-cell table:style-name="Table3.B2" office:value-type="string">
            <text:p text:style-name="P48">Я не могу представить жизни без тебя</text:p>
          </table:table-cell>
        </table:table-row>
        <table:table-row table:style-name="TableLine93849663360512">
          <table:table-cell table:style-name="Table3.A2" office:value-type="string">
            <text:p text:style-name="P74">I hope seeing her soon</text:p>
          </table:table-cell>
          <table:table-cell table:style-name="Table3.B2" office:value-type="string">
            <text:p text:style-name="P49">Я надеюсь увижу её <text:span text:style-name="T15">скоро</text:span></text:p>
          </table:table-cell>
        </table:table-row>
        <table:table-row table:style-name="TableLine93849669767264">
          <table:table-cell table:style-name="Table3.A2" office:value-type="string">
            <text:p text:style-name="P75">How about to go to the disco?</text:p>
          </table:table-cell>
          <table:table-cell table:style-name="Table3.B2" office:value-type="string">
            <text:p text:style-name="P50">Как насчёт пойти на диско?</text:p>
          </table:table-cell>
        </table:table-row>
        <table:table-row table:style-name="TableLine93849710699952">
          <table:table-cell table:style-name="Table3.A2" office:value-type="string">
            <text:p text:style-name="P76">Sam enjoys working in the garden</text:p>
          </table:table-cell>
          <table:table-cell table:style-name="Table3.B2" office:value-type="string">
            <text:p text:style-name="P51">Сэм наслаждается работой в саду</text:p>
          </table:table-cell>
        </table:table-row>
        <table:table-row table:style-name="TableLine93849710715920">
          <table:table-cell table:style-name="Table3.A2" office:value-type="string">
            <text:p text:style-name="P77">Mum taught me <text:span text:style-name="T16">to play the guitar</text:span></text:p>
          </table:table-cell>
          <table:table-cell table:style-name="Table3.B2" office:value-type="string">
            <text:p text:style-name="P52">Мама научила меня играть на гитаре</text:p>
          </table:table-cell>
        </table:table-row>
        <table:table-row table:style-name="TableLine93849669730784">
          <table:table-cell table:style-name="Table3.A2" office:value-type="string">
            <text:p text:style-name="P78">We chose to go to Italy</text:p>
          </table:table-cell>
          <table:table-cell table:style-name="Table3.B2" office:value-type="string">
            <text:p text:style-name="P53">Вы выбрали пойти в Италию</text:p>
          </table:table-cell>
        </table:table-row>
      </table:table>
      <text:p text:style-name="P39"/>
      <text:p text:style-name="P39"/>
      <text:p text:style-name="P41"><text:span text:style-name="T17">6. </text:span><text:a xlink:type="simple" xlink:href="https://agendaweb.org/exercises/verbs/infinitive-gerund/test-1" text:style-name="Internet_20_link" text:visited-style-name="Visited_20_Internet_20_Link">https://agendaweb.org/exercises/verbs/infinitive-gerund/test-1</text:a></text:p>
      <text:p text:style-name="P42"/>
      <table:table table:name="Table4" table:style-name="Table4">
        <table:table-column table:style-name="Table4.A"/>
        <table:table-column table:style-name="Table4.B"/>
        <table:table-row table:style-name="TableLine93849710792080">
          <table:table-cell table:style-name="Table4.A1" office:value-type="string">
            <text:p text:style-name="P79">He continued <text:span text:style-name="T19">walking</text:span><text:span text:style-name="T18"> for one hour</text:span></text:p>
          </table:table-cell>
          <table:table-cell table:style-name="Table4.B1" office:value-type="string">
            <text:p text:style-name="P54">Он продолжал гулять в течении часа</text:p>
          </table:table-cell>
        </table:table-row>
        <table:table-row table:style-name="TableLine93849698353376">
          <table:table-cell table:style-name="Table4.A2" office:value-type="string">
            <text:p text:style-name="P80">We hope to win the match</text:p>
          </table:table-cell>
          <table:table-cell table:style-name="Table4.B2" office:value-type="string">
            <text:p text:style-name="P55">Мы надеялить победить в бою</text:p>
          </table:table-cell>
        </table:table-row>
        <table:table-row table:style-name="TableLine93849711371936">
          <table:table-cell table:style-name="Table4.A2" office:value-type="string">
            <text:p text:style-name="P81">They miss living in Spain</text:p>
          </table:table-cell>
          <table:table-cell table:style-name="Table4.B2" office:value-type="string">
            <text:p text:style-name="P56">Они скучают по жизни в Испании</text:p>
          </table:table-cell>
        </table:table-row>
        <table:table-row table:style-name="TableLine93849589201040">
          <table:table-cell table:style-name="Table4.A2" office:value-type="string">
            <text:p text:style-name="P82">They have <text:span text:style-name="T20">to train harder</text:span></text:p>
          </table:table-cell>
          <table:table-cell table:style-name="Table4.B2" office:value-type="string">
            <text:p text:style-name="P57">Им приходится тренироваться сложнее</text:p>
          </table:table-cell>
        </table:table-row>
        <table:table-row table:style-name="TableLine93849711340864">
          <table:table-cell table:style-name="Table4.A2" office:value-type="string">
            <text:p text:style-name="P83">He keeps interrupting me</text:p>
          </table:table-cell>
          <table:table-cell table:style-name="Table4.B2" office:value-type="string">
            <text:p text:style-name="P58">Она перебивает меня</text:p>
          </table:table-cell>
        </table:table-row>
        <table:table-row table:style-name="TableLine93849589307472">
          <table:table-cell table:style-name="Table4.A2" office:value-type="string">
            <text:p text:style-name="P84">I am thinking of <text:span text:style-name="T21">to talk to him</text:span></text:p>
          </table:table-cell>
          <table:table-cell table:style-name="Table4.B2" office:value-type="string">
            <text:p text:style-name="P59">Я думаю поговорить с ним</text:p>
          </table:table-cell>
        </table:table-row>
        <table:table-row table:style-name="TableLine93849669814640">
          <table:table-cell table:style-name="Table4.A2" office:value-type="string">
            <text:p text:style-name="P85">They avoid <text:span text:style-name="T22">looking at me</text:span></text:p>
          </table:table-cell>
          <table:table-cell table:style-name="Table4.B2" office:value-type="string">
            <text:p text:style-name="P60">Они избегают просмотра на меня</text:p>
          </table:table-cell>
        </table:table-row>
        <table:table-row table:style-name="TableLine93849589609648">
          <table:table-cell table:style-name="Table4.A2" office:value-type="string">
            <text:p text:style-name="P86">I must finish my homework</text:p>
          </table:table-cell>
          <table:table-cell table:style-name="Table4.B2" office:value-type="string">
            <text:p text:style-name="P61">Я должен закончить свою домашку</text:p>
          </table:table-cell>
        </table:table-row>
        <table:table-row table:style-name="TableLine93849620479664">
          <table:table-cell table:style-name="Table4.A2" office:value-type="string">
            <text:p text:style-name="P87">We have decided to paint our house</text:p>
          </table:table-cell>
          <table:table-cell table:style-name="Table4.B2" office:value-type="string">
            <text:p text:style-name="P62">Мы решили покрасить наш дом</text:p>
          </table:table-cell>
        </table:table-row>
        <table:table-row table:style-name="TableLine93849710754304">
          <table:table-cell table:style-name="Table4.A2" office:value-type="string">
            <text:p text:style-name="P88">I forgot <text:span text:style-name="T23">to tell you about the meeting</text:span></text:p>
          </table:table-cell>
          <table:table-cell table:style-name="Table4.B2" office:value-type="string">
            <text:p text:style-name="P63">Я забыл сказать тебе о встрече</text:p>
          </table:table-cell>
        </table:table-row>
        <table:table-row table:style-name="TableLine93849710754304">
          <table:table-cell table:style-name="Table4.A2" office:value-type="string">
            <text:p text:style-name="P89">I dislike to cook dinner</text:p>
          </table:table-cell>
          <table:table-cell table:style-name="Table4.B2" office:value-type="string">
            <text:p text:style-name="P64">Мне не нравится готовить ужин</text:p>
          </table:table-cell>
        </table:table-row>
        <table:table-row table:style-name="TableLine93849710754304">
          <table:table-cell table:style-name="Table4.A2" office:value-type="string">
            <text:p text:style-name="P90">She used the scissors <text:span text:style-name="T24">cutting the string</text:span></text:p>
          </table:table-cell>
          <table:table-cell table:style-name="Table4.B2" office:value-type="string">
            <text:p text:style-name="P65">Она<text:span text:style-name="T25"> </text:span>ножницами перерезала веревку</text:p>
          </table:table-cell>
        </table:table-row>
        <table:table-row table:style-name="TableLine93849710754304">
          <table:table-cell table:style-name="Table4.A2" office:value-type="string">
            <text:p text:style-name="P91">John is afraid of to climb trees</text:p>
          </table:table-cell>
          <table:table-cell table:style-name="Table4.B2" office:value-type="string">
            <text:p text:style-name="P66">Джон боится взбираться на деревья</text:p>
          </table:table-cell>
        </table:table-row>
        <table:table-row table:style-name="TableLine93849710754304">
          <table:table-cell table:style-name="Table4.A2" office:value-type="string">
            <text:p text:style-name="P92">You spend too much time <text:span text:style-name="T27">playing computer games</text:span> </text:p>
          </table:table-cell>
          <table:table-cell table:style-name="Table4.B2" office:value-type="string">
            <text:p text:style-name="P67">Ты тратишь слишком много времени на игры <text:span text:style-name="T26">в компьютерные игры</text:span></text:p>
          </table:table-cell>
        </table:table-row>
        <table:table-row table:style-name="TableLine93849710754304">
          <table:table-cell table:style-name="Table4.A2" office:value-type="string">
            <text:p text:style-name="P93"><text:s/></text:p>
          </table:table-cell>
          <table:table-cell table:style-name="Table4.B2" office:value-type="string">
            <text:p text:style-name="P67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3:15:17.839186864</meta:creation-date>
    <dc:date>2021-04-29T09:50:21.212432667</dc:date>
    <meta:editing-duration>PT4H55M34S</meta:editing-duration>
    <meta:editing-cycles>247</meta:editing-cycles>
    <meta:generator>LibreOffice/7.0.5.2$Linux_X86_64 LibreOffice_project/00$Build-2</meta:generator>
    <meta:document-statistic meta:table-count="4" meta:image-count="0" meta:object-count="0" meta:page-count="2" meta:paragraph-count="93" meta:word-count="492" meta:character-count="2795" meta:non-whitespace-character-count="2392"/>
  </office:meta>
</office:document-meta>
</file>